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60000014F7EE7109F2873CBA9.png" manifest:media-type="image/png"/>
  <manifest:file-entry manifest:full-path="Pictures/10000000000002DE000001790F3094F2F963BB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fo:font-size="8pt" style:font-size-asian="10pt" style:font-size-complex="10pt"/>
    </style:style>
    <style:style style:name="P5" style:family="paragraph">
      <loext:graphic-properties draw:fill="none" draw:fill-color="#ffffff"/>
      <style:text-properties fo:font-size="8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35cm" svg:height="6.9cm" svg:x="3.865cm" svg:y="3.3cm">
          <draw:image xlink:href="Pictures/10000000000002DE000001790F3094F2F963BB8E.png" xlink:type="simple" xlink:show="embed" xlink:actuate="onLoad" loext:mime-type="image/png">
            <text:p/>
          </draw:image>
        </draw:frame>
        <draw:frame draw:style-name="gr2" draw:text-style-name="P3" draw:layer="layout" svg:width="0.4cm" svg:height="0.645cm" svg:x="6.5cm" svg:y="5.3cm">
          <draw:text-box>
            <text:p text:style-name="P2"><text:span text:style-name="T1">5</text:span></text:p>
          </draw:text-box>
        </draw:frame>
        <draw:frame draw:style-name="gr3" draw:text-style-name="P5" draw:layer="layout" svg:width="0.6cm" svg:height="0.569cm" svg:x="5.5cm" svg:y="5.331cm">
          <draw:text-box>
            <text:p text:style-name="P4"><text:span text:style-name="T2">5</text:span></text:p>
          </draw:text-box>
        </draw:frame>
        <draw:frame draw:style-name="gr4" draw:text-style-name="P5" draw:layer="layout" svg:width="1cm" svg:height="0.569cm" svg:x="8.2cm" svg:y="5.3cm">
          <draw:text-box>
            <text:p text:style-name="P4"><text:span text:style-name="T2">2,5</text:span></text:p>
          </draw:text-box>
        </draw:frame>
        <draw:frame draw:style-name="gr5" draw:text-style-name="P3" draw:layer="layout" svg:width="1.4cm" svg:height="0.887cm" svg:x="9.9cm" svg:y="5.3cm">
          <draw:text-box>
            <text:p text:style-name="P2"><text:span text:style-name="T1">6,03m</text:span></text:p>
          </draw:text-box>
        </draw:frame>
        <draw:frame draw:style-name="gr2" draw:text-style-name="P3" draw:layer="layout" svg:width="0.4cm" svg:height="0.645cm" svg:x="11.3cm" svg:y="5.3cm">
          <draw:text-box>
            <text:p text:style-name="P2"><text:span text:style-name="T1">5</text:span></text:p>
          </draw:text-box>
        </draw:frame>
        <draw:frame draw:style-name="gr2" draw:text-style-name="P3" draw:layer="layout" svg:width="0.6cm" svg:height="0.645cm" svg:x="12.1cm" svg:y="5.3cm">
          <draw:text-box>
            <text:p text:style-name="P2"><text:span text:style-name="T1">5</text:span></text:p>
          </draw:text-box>
        </draw:frame>
        <draw:frame draw:style-name="gr4" draw:text-style-name="P5" draw:layer="layout" svg:width="1cm" svg:height="0.569cm" svg:x="13.9cm" svg:y="5.3cm">
          <draw:text-box>
            <text:p text:style-name="P4"><text:span text:style-name="T2">3,4</text:span></text:p>
          </draw:text-box>
        </draw:frame>
        <draw:frame draw:style-name="gr5" draw:text-style-name="P3" draw:layer="layout" svg:width="1.4cm" svg:height="0.887cm" svg:x="15.6cm" svg:y="5.3cm">
          <draw:text-box>
            <text:p text:style-name="P2"><text:span text:style-name="T1">836,3u</text:span></text:p>
          </draw:text-box>
        </draw:frame>
        <draw:frame draw:style-name="gr2" draw:text-style-name="P3" draw:layer="layout" svg:width="0.5cm" svg:height="0.645cm" svg:x="14cm" svg:y="6.7cm">
          <draw:text-box>
            <text:p text:style-name="P2"><text:span text:style-name="T1">5</text:span></text:p>
          </draw:text-box>
        </draw:frame>
        <draw:frame draw:style-name="gr2" draw:text-style-name="P3" draw:layer="layout" svg:width="0.6cm" svg:height="0.645cm" svg:x="13.1cm" svg:y="6.7cm">
          <draw:text-box>
            <text:p text:style-name="P2"><text:span text:style-name="T1">5</text:span></text:p>
          </draw:text-box>
        </draw:frame>
        <draw:frame draw:style-name="gr2" draw:text-style-name="P3" draw:layer="layout" svg:width="0.6cm" svg:height="0.645cm" svg:x="8.4cm" svg:y="6.7cm">
          <draw:text-box>
            <text:p text:style-name="P2"><text:span text:style-name="T1">5</text:span></text:p>
          </draw:text-box>
        </draw:frame>
        <draw:frame draw:style-name="gr2" draw:text-style-name="P3" draw:layer="layout" svg:width="0.6cm" svg:height="0.645cm" svg:x="7.5cm" svg:y="6.7cm">
          <draw:text-box>
            <text:p text:style-name="P2"><text:span text:style-name="T1">5</text:span></text:p>
          </draw:text-box>
        </draw:frame>
        <draw:frame draw:style-name="gr4" draw:text-style-name="P5" draw:layer="layout" svg:width="1.1cm" svg:height="0.569cm" svg:x="6.2cm" svg:y="6.7cm">
          <draw:text-box>
            <text:p text:style-name="P4"><text:span text:style-name="T2">1,69</text:span></text:p>
          </draw:text-box>
        </draw:frame>
        <draw:frame draw:style-name="gr4" draw:text-style-name="P5" draw:layer="layout" svg:width="1.1cm" svg:height="0.569cm" svg:x="11.9cm" svg:y="6.7cm">
          <draw:text-box>
            <text:p text:style-name="P4"><text:span text:style-name="T2">3,4</text:span></text:p>
          </draw:text-box>
        </draw:frame>
        <draw:frame draw:style-name="gr6" draw:text-style-name="P5" draw:layer="layout" svg:width="1.3cm" svg:height="0.569cm" svg:x="9.9cm" svg:y="6.7cm">
          <draw:text-box>
            <text:p text:style-name="P4"><text:span text:style-name="T2">4,07m</text:span></text:p>
          </draw:text-box>
        </draw:frame>
        <draw:frame draw:style-name="gr7" draw:text-style-name="P5" draw:layer="layout" svg:width="1.4cm" svg:height="0.569cm" svg:x="15.6cm" svg:y="6.731cm">
          <draw:text-box>
            <text:p text:style-name="P4"><text:span text:style-name="T2">836,3u</text:span></text:p>
          </draw:text-box>
        </draw:frame>
        <draw:frame draw:style-name="gr7" draw:text-style-name="P5" draw:layer="layout" svg:width="1.4cm" svg:height="0.569cm" svg:x="6.1cm" svg:y="8.1cm">
          <draw:text-box>
            <text:p text:style-name="P4"><text:span text:style-name="T2">829,18</text:span></text:p>
          </draw:text-box>
        </draw:frame>
        <draw:frame draw:style-name="gr7" draw:text-style-name="P5" draw:layer="layout" svg:width="1.4cm" svg:height="0.569cm" svg:x="6.1cm" svg:y="9.431cm">
          <draw:text-box>
            <text:p text:style-name="P4"><text:span text:style-name="T2">414,59</text:span></text:p>
          </draw:text-box>
        </draw:frame>
        <draw:frame draw:style-name="gr7" draw:text-style-name="P5" draw:layer="layout" svg:width="1.4cm" svg:height="0.569cm" svg:x="9.9cm" svg:y="8.1cm">
          <draw:text-box>
            <text:p text:style-name="P4"><text:span text:style-name="T2">415,23</text:span></text:p>
          </draw:text-box>
        </draw:frame>
        <draw:frame draw:style-name="gr7" draw:text-style-name="P5" draw:layer="layout" svg:width="1.4cm" svg:height="0.569cm" svg:x="9.9cm" svg:y="9.431cm">
          <draw:text-box>
            <text:p text:style-name="P4"><text:span text:style-name="T2">1228,5</text:span></text:p>
          </draw:text-box>
        </draw:frame>
        <draw:frame draw:style-name="gr7" draw:text-style-name="P5" draw:layer="layout" svg:width="1.4cm" svg:height="0.569cm" svg:x="11.8cm" svg:y="8.1cm">
          <draw:text-box>
            <text:p text:style-name="P4"><text:span text:style-name="T2">5978,7</text:span></text:p>
          </draw:text-box>
        </draw:frame>
        <draw:frame draw:style-name="gr7" draw:text-style-name="P5" draw:layer="layout" svg:width="1.4cm" svg:height="0.569cm" svg:x="11.8cm" svg:y="9.431cm">
          <draw:text-box>
            <text:p text:style-name="P4"><text:span text:style-name="T2">4065,5</text:span></text:p>
          </draw:text-box>
        </draw:frame>
        <draw:frame draw:style-name="gr7" draw:text-style-name="P5" draw:layer="layout" svg:width="1.4cm" svg:height="0.569cm" svg:x="15.6cm" svg:y="8.131cm">
          <draw:text-box>
            <text:p text:style-name="P4"><text:span text:style-name="T2">4065,5</text:span></text:p>
          </draw:text-box>
        </draw:frame>
        <draw:frame draw:style-name="gr7" draw:text-style-name="P5" draw:layer="layout" svg:width="1.4cm" svg:height="0.569cm" svg:x="15.6cm" svg:y="9.431cm">
          <draw:text-box>
            <text:p text:style-name="P4"><text:span text:style-name="T2">5978,7</text:span></text:p>
          </draw:text-box>
        </draw:frame>
        <draw:frame draw:style-name="gr4" draw:text-style-name="P5" draw:layer="layout" svg:width="1cm" svg:height="0.569cm" svg:x="7.2cm" svg:y="5.3cm">
          <draw:text-box>
            <text:p text:style-name="P4"><text:span text:style-name="T2">2,5</text:span></text:p>
          </draw:text-box>
        </draw:frame>
        <draw:frame draw:style-name="gr4" draw:text-style-name="P5" draw:layer="layout" svg:width="1cm" svg:height="0.569cm" svg:x="12.9cm" svg:y="5.331cm">
          <draw:text-box>
            <text:p text:style-name="P4"><text:span text:style-name="T2">3,4</text:span></text:p>
          </draw:text-box>
        </draw:frame>
        <draw:frame draw:style-name="gr8" draw:text-style-name="P3" draw:layer="layout" svg:width="1.3cm" svg:height="0.569cm" svg:x="9cm" svg:y="5.313cm">
          <draw:text-box>
            <text:p text:style-name="P2"><text:span text:style-name="T1">6,02m</text:span></text:p>
          </draw:text-box>
        </draw:frame>
        <draw:frame draw:style-name="gr9" draw:text-style-name="P3" draw:layer="layout" svg:width="1.4cm" svg:height="0.569cm" svg:x="14.7cm" svg:y="5.3cm">
          <draw:text-box>
            <text:p text:style-name="P2"><text:span text:style-name="T1">836,1u</text:span></text:p>
          </draw:text-box>
        </draw:frame>
        <draw:frame draw:style-name="gr7" draw:text-style-name="P5" draw:layer="layout" svg:width="1.4cm" svg:height="0.569cm" svg:x="14.7cm" svg:y="6.731cm">
          <draw:text-box>
            <text:p text:style-name="P4"><text:span text:style-name="T2">836,1u</text:span></text:p>
          </draw:text-box>
        </draw:frame>
        <draw:frame draw:style-name="gr7" draw:text-style-name="P5" draw:layer="layout" svg:width="1.4cm" svg:height="0.569cm" svg:x="14.7cm" svg:y="8.131cm">
          <draw:text-box>
            <text:p text:style-name="P4"><text:span text:style-name="T2">4065,5</text:span></text:p>
          </draw:text-box>
        </draw:frame>
        <draw:frame draw:style-name="gr7" draw:text-style-name="P5" draw:layer="layout" svg:width="1.4cm" svg:height="0.569cm" svg:x="14.7cm" svg:y="9.431cm">
          <draw:text-box>
            <text:p text:style-name="P4"><text:span text:style-name="T2">5977,3</text:span></text:p>
          </draw:text-box>
        </draw:frame>
        <draw:frame draw:style-name="gr7" draw:text-style-name="P5" draw:layer="layout" svg:width="1.4cm" svg:height="0.569cm" svg:x="10.9cm" svg:y="9.431cm">
          <draw:text-box>
            <text:p text:style-name="P4"><text:span text:style-name="T2">4065,5</text:span></text:p>
          </draw:text-box>
        </draw:frame>
        <draw:frame draw:style-name="gr7" draw:text-style-name="P5" draw:layer="layout" svg:width="1.4cm" svg:height="0.569cm" svg:x="10.8cm" svg:y="8.1cm">
          <draw:text-box>
            <text:p text:style-name="P4"><text:span text:style-name="T2">5977,3</text:span></text:p>
          </draw:text-box>
        </draw:frame>
        <draw:frame draw:style-name="gr7" draw:text-style-name="P5" draw:layer="layout" svg:width="1.4cm" svg:height="0.569cm" svg:x="8.9cm" svg:y="8.1cm">
          <draw:text-box>
            <text:p text:style-name="P4"><text:span text:style-name="T2">415,01</text:span></text:p>
          </draw:text-box>
        </draw:frame>
        <draw:frame draw:style-name="gr7" draw:text-style-name="P5" draw:layer="layout" svg:width="1.4cm" svg:height="0.569cm" svg:x="8.9cm" svg:y="9.431cm">
          <draw:text-box>
            <text:p text:style-name="P4"><text:span text:style-name="T2">1228,5</text:span></text:p>
          </draw:text-box>
        </draw:frame>
        <draw:frame draw:style-name="gr7" draw:text-style-name="P5" draw:layer="layout" svg:width="1.4cm" svg:height="0.569cm" svg:x="5.1cm" svg:y="9.431cm">
          <draw:text-box>
            <text:p text:style-name="P4"><text:span text:style-name="T2">415,01</text:span></text:p>
          </draw:text-box>
        </draw:frame>
        <draw:frame draw:style-name="gr7" draw:text-style-name="P5" draw:layer="layout" svg:width="1.4cm" svg:height="0.569cm" svg:x="5.1cm" svg:y="8.1cm">
          <draw:text-box>
            <text:p text:style-name="P4"><text:span text:style-name="T2">829,18</text:span></text:p>
          </draw:text-box>
        </draw:frame>
        <draw:frame draw:style-name="gr4" draw:text-style-name="P5" draw:layer="layout" svg:width="1.1cm" svg:height="0.569cm" svg:x="5.2cm" svg:y="6.7cm">
          <draw:text-box>
            <text:p text:style-name="P4"><text:span text:style-name="T2">1,68</text:span></text:p>
          </draw:text-box>
        </draw:frame>
        <draw:frame draw:style-name="gr6" draw:text-style-name="P5" draw:layer="layout" svg:width="1.3cm" svg:height="0.569cm" svg:x="9cm" svg:y="6.7cm">
          <draw:text-box>
            <text:p text:style-name="P4"><text:span text:style-name="T2">4,08m</text:span></text:p>
          </draw:text-box>
        </draw:frame>
        <draw:frame draw:style-name="gr4" draw:text-style-name="P5" draw:layer="layout" svg:width="1.1cm" svg:height="0.569cm" svg:x="11cm" svg:y="6.7cm">
          <draw:text-box>
            <text:p text:style-name="P4"><text:span text:style-name="T2">3,4</text:span></text:p>
          </draw:text-box>
        </draw:frame>
        <draw:frame draw:style-name="gr1" draw:text-style-name="P1" draw:layer="layout" svg:width="8.012cm" svg:height="5.911cm" svg:x="6.9cm" svg:y="12.3cm">
          <draw:image xlink:href="Pictures/10000000000001C60000014F7EE7109F2873CBA9.png" xlink:type="simple" xlink:show="embed" xlink:actuate="onLoad" loext:mime-type="image/png">
            <text:p/>
          </draw:image>
        </draw:frame>
        <draw:frame draw:style-name="gr6" draw:text-style-name="P5" draw:layer="layout" svg:width="1.6cm" svg:height="0.569cm" svg:x="7.4cm" svg:y="13.7cm">
          <draw:text-box>
            <text:p text:style-name="P4"><text:span text:style-name="T2">6806,48</text:span></text:p>
          </draw:text-box>
        </draw:frame>
        <draw:frame draw:style-name="gr6" draw:text-style-name="P5" draw:layer="layout" svg:width="1.6cm" svg:height="0.569cm" svg:x="9.2cm" svg:y="13.7cm">
          <draw:text-box>
            <text:p text:style-name="P4"><text:span text:style-name="T2">6807,88</text:span></text:p>
          </draw:text-box>
        </draw:frame>
        <draw:frame draw:style-name="gr6" draw:text-style-name="P5" draw:layer="layout" svg:width="1.6cm" svg:height="0.569cm" svg:x="11.2cm" svg:y="13.731cm">
          <draw:text-box>
            <text:p text:style-name="P4"><text:span text:style-name="T2">4480,51</text:span></text:p>
          </draw:text-box>
        </draw:frame>
        <draw:frame draw:style-name="gr6" draw:text-style-name="P5" draw:layer="layout" svg:width="1.6cm" svg:height="0.569cm" svg:x="13cm" svg:y="13.731cm">
          <draw:text-box>
            <text:p text:style-name="P4"><text:span text:style-name="T2">4480,51</text:span></text:p>
          </draw:text-box>
        </draw:frame>
        <draw:frame draw:style-name="gr6" draw:text-style-name="P5" draw:layer="layout" svg:width="1.6cm" svg:height="0.569cm" svg:x="7.4cm" svg:y="15.031cm">
          <draw:text-box>
            <text:p text:style-name="P4"><text:span text:style-name="T2">4480,51</text:span></text:p>
          </draw:text-box>
        </draw:frame>
        <draw:frame draw:style-name="gr6" draw:text-style-name="P5" draw:layer="layout" svg:width="1.6cm" svg:height="0.569cm" svg:x="9.2cm" svg:y="15.031cm">
          <draw:text-box>
            <text:p text:style-name="P4"><text:span text:style-name="T2">4480,09</text:span></text:p>
          </draw:text-box>
        </draw:frame>
        <draw:frame draw:style-name="gr6" draw:text-style-name="P5" draw:layer="layout" svg:width="1.6cm" svg:height="0.569cm" svg:x="11.2cm" svg:y="15cm">
          <draw:text-box>
            <text:p text:style-name="P4"><text:span text:style-name="T2">7205,8</text:span></text:p>
          </draw:text-box>
        </draw:frame>
        <draw:frame draw:style-name="gr6" draw:text-style-name="P5" draw:layer="layout" svg:width="1.6cm" svg:height="0.569cm" svg:x="13cm" svg:y="15cm">
          <draw:text-box>
            <text:p text:style-name="P4"><text:span text:style-name="T2">7207,2</text:span></text:p>
          </draw:text-box>
        </draw:frame>
        <draw:frame draw:style-name="gr6" draw:text-style-name="P5" draw:layer="layout" svg:width="1.6cm" svg:height="0.569cm" svg:x="7.3cm" svg:y="16.331cm">
          <draw:text-box>
            <text:p text:style-name="P4"><text:span text:style-name="T2">5846,56</text:span></text:p>
          </draw:text-box>
        </draw:frame>
        <draw:frame draw:style-name="gr6" draw:text-style-name="P5" draw:layer="layout" svg:width="1.6cm" svg:height="0.569cm" svg:x="9.3cm" svg:y="16.331cm">
          <draw:text-box>
            <text:p text:style-name="P4"><text:span text:style-name="T2">5848,77</text:span></text:p>
          </draw:text-box>
        </draw:frame>
        <draw:frame draw:style-name="gr6" draw:text-style-name="P5" draw:layer="layout" svg:width="1.6cm" svg:height="0.569cm" svg:x="7.3cm" svg:y="17.631cm">
          <draw:text-box>
            <text:p text:style-name="P4"><text:span text:style-name="T2">5438,13</text:span></text:p>
          </draw:text-box>
        </draw:frame>
        <draw:frame draw:style-name="gr6" draw:text-style-name="P5" draw:layer="layout" svg:width="1.6cm" svg:height="0.569cm" svg:x="9.3cm" svg:y="17.631cm">
          <draw:text-box>
            <text:p text:style-name="P4"><text:span text:style-name="T2">5439,35</text:span></text:p>
          </draw:text-box>
        </draw:frame>
        <draw:frame draw:style-name="gr6" draw:text-style-name="P5" draw:layer="layout" svg:width="1.6cm" svg:height="0.569cm" svg:x="13cm" svg:y="16.331cm">
          <draw:text-box>
            <text:p text:style-name="P4"><text:span text:style-name="T2">5435,05</text:span></text:p>
          </draw:text-box>
        </draw:frame>
        <draw:frame draw:style-name="gr6" draw:text-style-name="P5" draw:layer="layout" svg:width="1.6cm" svg:height="0.569cm" svg:x="11.2cm" svg:y="16.332cm">
          <draw:text-box>
            <text:p text:style-name="P4"><text:span text:style-name="T2">5438,13</text:span></text:p>
          </draw:text-box>
        </draw:frame>
        <draw:frame draw:style-name="gr6" draw:text-style-name="P5" draw:layer="layout" svg:width="1.6cm" svg:height="0.569cm" svg:x="11.2cm" svg:y="17.631cm">
          <draw:text-box>
            <text:p text:style-name="P4"><text:span text:style-name="T2">6247,09</text:span></text:p>
          </draw:text-box>
        </draw:frame>
        <draw:frame draw:style-name="gr6" draw:text-style-name="P5" draw:layer="layout" svg:width="1.6cm" svg:height="0.569cm" svg:x="13cm" svg:y="17.631cm">
          <draw:text-box>
            <text:p text:style-name="P4"><text:span text:style-name="T2">6247,1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1:39:27.264004585</meta:creation-date>
    <dc:date>2021-04-23T15:01:48.558596449</dc:date>
    <meta:editing-duration>PT9M19S</meta:editing-duration>
    <meta:editing-cycles>2</meta:editing-cycles>
    <meta:generator>LibreOffice/6.4.7.2$Linux_X86_64 LibreOffice_project/40$Build-2</meta:generator>
    <meta:document-statistic meta:object-count="58"/>
  </office:meta>
</office:document-meta>
</file>